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96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7.11cm"/>
    </style:style>
    <style:style style:name="co7" style:family="table-column">
      <style:table-column-properties fo:break-before="auto" style:column-width="5.396cm"/>
    </style:style>
    <style:style style:name="co8" style:family="table-column">
      <style:table-column-properties fo:break-before="auto" style:column-width="5.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LE_CA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M_ID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_NAME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_ADDRESS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_TYPE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PECTED_FLAG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VIEW_TYPE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ED_AMOUNT</text:p>
          </table:table-cell>
          <table:table-cell office:value-type="string" calcext:value-type="string">
            <text:p>Длинное целое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Текстовы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_MODIFIED</text:p>
          </table:table-cell>
          <table:table-cell office:value-type="string" calcext:value-type="string">
            <text:p>Дата/врем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_LAST_CHANGE</text:p>
          </table:table-cell>
          <table:table-cell office:value-type="string" calcext:value-type="string">
            <text:p>Текстовый</text:p>
          </table:table-cell>
          <table:table-cell table:number-columns-repeated="4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LE_CAM_TO_OBJECT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key</text:p>
          </table:table-cell>
          <table:table-cell office:value-type="string" calcext:value-type="string">
            <text:p>Длинное целое </text:p>
          </table:table-cell>
          <table:table-cell/>
        </table:table-row>
        <table:table-row table:style-name="ro1">
          <table:table-cell office:value-type="string" calcext:value-type="string">
            <text:p>CAM_ID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OBJECT_TYPE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OBJECT_ID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OBJECT_NAME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OBJECT_VIEW_GRADE</text:p>
          </table:table-cell>
          <table:table-cell office:value-type="string" calcext:value-type="string">
            <text:p>Цело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_OF_RECORD</text:p>
          </table:table-cell>
          <table:table-cell office:value-type="string" calcext:value-type="string">
            <text:p>Дата/время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ER_CREATED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LE_OBJECT_TYPES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BJECT_TYPE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OBJECT_TYPE_DESCRIPTION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TABLE_OVERVIEW_TYPE" table:style-name="ta1"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VIEW_TYPE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OVERVIEW_TYPE_DESCRIPTION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TABLE_SELECTION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Текстовый</text:p>
          </table:table-cell>
          <table:table-cell office:value-type="float" office:value="255" calcext:value-type="float">
            <text:p>255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mv </meta:initial-creator>
    <meta:creation-date>2014-10-07T23:00:54.077899439</meta:creation-date>
    <dc:date>2014-10-07T23:10:33.658463205</dc:date>
    <dc:creator>imv </dc:creator>
    <meta:editing-duration>PT5M29S</meta:editing-duration>
    <meta:editing-cycles>6</meta:editing-cycles>
    <meta:generator>LibreOffice/4.1.6.2$Linux_X86_64 LibreOffice_project/410m0$Build-2</meta:generator>
    <meta:document-statistic meta:table-count="5" meta:cell-count="63" meta:object-count="0"/>
  </office:meta>
</office:document-meta>
</file>